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2c52bf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7a6a" officeooo:paragraph-rsid="002f7a6a" style:font-size-asian="11pt" style:font-name-complex="Arial3" style:font-size-complex="11pt"/>
    </style:style>
    <style:style style:name="P20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22" style:family="paragraph" style:parent-style-name="Standard">
      <style:text-properties style:font-name="Arial2" fo:font-size="11pt" officeooo:rsid="00536816" officeooo:paragraph-rsid="0019352c" style:font-size-asian="11pt" style:font-size-complex="11pt"/>
    </style:style>
    <style:style style:name="P23" style:family="paragraph" style:parent-style-name="Standard">
      <style:text-properties style:font-name="Arial2" fo:font-size="11pt" officeooo:rsid="0076dfc8" officeooo:paragraph-rsid="0028dbde" style:font-size-asian="11pt" style:font-size-complex="11pt"/>
    </style:style>
    <style:style style:name="P24" style:family="paragraph" style:parent-style-name="Standard"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7" style:family="paragraph" style:parent-style-name="Standard">
      <style:text-properties officeooo:paragraph-rsid="001fb1b5"/>
    </style:style>
    <style:style style:name="P28" style:family="paragraph" style:parent-style-name="Standard">
      <style:text-properties officeooo:paragraph-rsid="00271a35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71a35" officeooo:paragraph-rsid="00271a35" style:font-size-asian="11pt" style:font-weight-asian="normal" style:font-name-complex="Arial3" style:font-size-complex="11pt" style:font-weight-complex="normal"/>
    </style:style>
    <style:style style:name="P3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3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39e3d" officeooo:paragraph-rsid="00271a35" style:font-size-asian="12pt" style:font-weight-asian="normal" style:font-name-complex="Arial3" style:font-size-complex="12pt" style:font-weight-complex="normal"/>
    </style:style>
    <style:style style:name="P34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c3dba" officeooo:paragraph-rsid="002c3dba" style:font-size-asian="12pt" style:font-weight-asian="normal" style:font-name-complex="Arial3" style:font-size-complex="12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6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8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P39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271a35"/>
    </style:style>
    <style:style style:name="T11" style:family="text">
      <style:text-properties officeooo:rsid="00188fca"/>
    </style:style>
    <style:style style:name="T12" style:family="text">
      <style:text-properties officeooo:rsid="00536816" style:font-name-complex="Arial3"/>
    </style:style>
    <style:style style:name="T13" style:family="text">
      <style:text-properties officeooo:rsid="002c52bf" style:font-name-complex="Arial3"/>
    </style:style>
    <style:style style:name="T14" style:family="text">
      <style:text-properties officeooo:rsid="00536816"/>
    </style:style>
    <style:style style:name="T15" style:family="text">
      <style:text-properties officeooo:rsid="0076dfc8"/>
    </style:style>
    <style:style style:name="T16" style:family="text">
      <style:text-properties officeooo:rsid="0028dbde"/>
    </style:style>
    <style:style style:name="T17" style:family="text">
      <style:text-properties officeooo:rsid="00294e8a"/>
    </style:style>
    <style:style style:name="T18" style:family="text">
      <style:text-properties officeooo:rsid="002c52bf"/>
    </style:style>
    <style:style style:name="T19" style:family="text">
      <style:text-properties officeooo:rsid="003089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6"><text:span text:style-name="T7">Incidencia Prueba Funcional -</text:span> Ticket <text:span text:style-name="T6">Intelligence</text:span></text:p>
      <text:p text:style-name="P20"/>
      <text:p text:style-name="Standard"/>
      <text:p text:style-name="P2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10">2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32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3"><text:span text:style-name="T11">PF04- Registrar Cliente</text:span><text:span text:style-name="T9"> - Prueba de Ventana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34">Detalles visuales en el registro de cliente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38">Se presentan algunos detalles en el entorno visual de la pantalla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31">Evaluar el entorno visual de la pantalla de registro de cliente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39">Ingresar los datos del cliente al sistema</text:p>
          </table:table-cell>
        </table:table-row>
        <table:table-row table:style-name="Tabla1.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9">Información personal de cliente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23"/>
            <text:p text:style-name="P23"><text:span text:style-name="T19">1</text:span>- <text:span text:style-name="T16">En el campo cédula, se observa una lista desplegable de números positivos y negativos, lo cual no debe estar allí.</text:span></text:p>
            <text:p text:style-name="P21"/>
            <text:p text:style-name="P21"><text:span text:style-name="T19">2</text:span>- <text:span text:style-name="T18">En los</text:span><text:span text:style-name="T12"> campos de nombre y apellido solo </text:span><text:span text:style-name="T13">se deben</text:span><text:span text:style-name="T12"> </text:span><text:span text:style-name="T13">ingresar letras</text:span><text:span text:style-name="T12">.</text:span></text:p>
            <text:p text:style-name="P22"/>
            <text:p text:style-name="P21"><text:span text:style-name="T19">3</text:span>- <text:span text:style-name="T18">Ajustar el tamaño del combo de estado y el de ciudad, ya que su ancho no es el correcto y esto dificulta la lectura del mismo.</text:span></text:p>
            <text:p text:style-name="P21"/>
            <text:p text:style-name="P21"><text:span text:style-name="T19">4</text:span>- E<text:span text:style-name="T14">n el campo teléfono, solo se deben ingresar caracteres numéricos, colocar una mascara que sirva de guía para el usuario, ej: 04__-_______.</text:span></text:p>
            <text:p text:style-name="P24"/>
            <text:p text:style-name="P17"><text:span text:style-name="T19">5</text:span>- Los campos de texto deben tener un limite de caracteres permitidos, <text:span text:style-name="T19">correo: 50 caracteres, </text:span>cédula: 10 caracteres, nombres: 50 caracteres, apellidos: 50 <text:soft-page-break/>caracteres, dirección: 150 caracteres, teléfono <text:span text:style-name="T18">habitación</text:span>: 12 caracteres, <text:span text:style-name="T18">t</text:span>eléfono <text:span text:style-name="T18">celular</text:span>: 12 caracteres, clave: 5 caracteres.</text:p>
            <text:p text:style-name="P18"/>
            <text:p text:style-name="P25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30">Incorrecto</text:p>
          </table:table-cell>
        </table:table-row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7"><text:span text:style-name="T3">E</text:span>n Proceso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19">No cumple con algunos estándares de diseño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/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5">Edgar Moz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5">Edgar Moz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6">Se envía incidencia al desarrollador para su corrección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1T14:47:15.306710905</dc:date>
    <dc:creator>Flia. mosquera</dc:creator>
    <meta:editing-duration>PT2H34M58S</meta:editing-duration>
    <meta:editing-cycles>16</meta:editing-cycles>
    <meta:generator>LibreOffice/4.1.3.2$Linux_x86 LibreOffice_project/410m0$Build-2</meta:generator>
    <meta:document-statistic meta:table-count="1" meta:image-count="0" meta:object-count="0" meta:page-count="2" meta:paragraph-count="41" meta:word-count="256" meta:character-count="1660" meta:non-whitespace-character-count="1445"/>
  </office:meta>
</office:document-meta>
</file>